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2.372cm" table:align="left"/>
    </style:style>
    <style:style style:name="Table2.A" style:family="table-column">
      <style:table-column-properties style:column-width="0.413cm"/>
    </style:style>
    <style:style style:name="Table2.B" style:family="table-column">
      <style:table-column-properties style:column-width="1.9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font-style="normal" fo:font-weight="normal"/>
    </style:style>
    <style:style style:name="P2" style:family="paragraph" style:parent-style-name="Heading_20_2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language="es" fo:country="MX" fo:font-style="normal" fo:font-weight="normal" officeooo:paragraph-rsid="000170c9"/>
    </style:style>
    <style:style style:name="P3" style:family="paragraph" style:parent-style-name="Heading_20_2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language="es" fo:country="MX" fo:font-style="normal" fo:font-weight="normal" officeooo:rsid="000170c9" officeooo:paragraph-rsid="000170c9"/>
    </style:style>
    <style:style style:name="P4" style:family="paragraph" style:parent-style-name="Heading_20_2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808080" loext:opacity="100%" style:font-name="sans-serif" fo:letter-spacing="normal" fo:language="es" fo:country="MX" fo:font-style="normal" fo:font-weight="normal" officeooo:paragraph-rsid="000170c9"/>
    </style:style>
    <style:style style:name="P5" style:family="paragraph" style:parent-style-name="Heading_20_3">
      <style:paragraph-properties fo:margin-left="0cm" fo:margin-right="0cm" fo:margin-top="0.201cm" fo:margin-bottom="0.201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637366" officeooo:paragraph-rsid="000170c9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/>
    </style:style>
    <style:style style:name="P7" style:family="paragraph" style:parent-style-name="Table_20_Contents">
      <style:paragraph-properties fo:margin-top="0cm" fo:margin-bottom="0.12cm" style:contextual-spacing="false"/>
      <style:text-properties style:font-name="sans-serif" fo:font-size="12pt"/>
    </style:style>
    <style:style style:name="P8" style:family="paragraph" style:parent-style-name="Table_20_Contents">
      <style:text-properties style:font-name="sans-serif" fo:font-size="12pt" officeooo:rsid="000170c9" officeooo:paragraph-rsid="000170c9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9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font-style="normal" fo:font-weight="normal" officeooo:rsid="000170c9" officeooo:paragraph-rsid="000170c9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 style:list-style-name="L1">
      <style:paragraph-properties fo:orphans="2" fo:widows="2"/>
    </style:style>
    <style:style style:name="P13" style:family="paragraph" style:parent-style-name="Text_20_body">
      <style:text-properties officeooo:paragraph-rsid="000170c9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rsid="00031638" officeooo:paragraph-rsid="00031638"/>
    </style:style>
    <style:style style:name="T1" style:family="text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9pt" fo:letter-spacing="normal" fo:font-style="normal" fo:font-weight="normal"/>
    </style:style>
    <style:style style:name="T3" style:family="text">
      <style:text-properties fo:font-variant="normal" fo:text-transform="none" fo:color="#999999" loext:opacity="100%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800080" loext:opacity="100%" style:font-name="sans-serif" fo:font-size="9pt" fo:letter-spacing="normal" fo:font-style="normal" fo:font-weight="normal"/>
    </style:style>
    <style:style style:name="T5" style:family="text">
      <style:text-properties fo:font-variant="normal" fo:text-transform="none" fo:color="#595959" loext:opacity="100%" style:font-name="Liberation Sans" fo:font-size="13pt" fo:letter-spacing="normal" fo:language="es" fo:country="MX" fo:font-style="normal" fo:font-weight="normal" style:font-size-asian="13pt" style:font-size-complex="13pt"/>
    </style:style>
    <style:style style:name="T6" style:family="text">
      <style:text-properties fo:font-variant="normal" fo:text-transform="none" fo:color="#595959" loext:opacity="100%" style:font-name="Liberation Sans" fo:font-size="13pt" fo:letter-spacing="normal" fo:language="es" fo:country="MX" fo:font-style="normal" fo:font-weight="normal" officeooo:rsid="0043b9d0" style:font-size-asian="13pt" style:font-size-complex="13pt"/>
    </style:style>
    <style:style style:name="T7" style:family="text">
      <style:text-properties fo:font-variant="normal" fo:text-transform="none" fo:color="#595959" loext:opacity="100%" style:font-name="Liberation Sans" fo:font-size="13pt" fo:letter-spacing="normal" fo:language="es" fo:country="MX" fo:font-style="normal" fo:font-weight="normal" officeooo:rsid="0040f605" style:font-name-asian="Songti SC" style:font-size-asian="13pt" style:font-weight-asian="bold" style:font-name-complex="Arial Unicode MS1" style:font-size-complex="13pt" style:font-weight-complex="bold"/>
    </style:style>
    <style:style style:name="T8" style:family="text">
      <style:text-properties style:font-name="sans-serif" fo:font-size="12pt"/>
    </style:style>
    <style:style style:name="T9" style:family="text">
      <style:text-properties style:font-name="sans-serif" fo:font-size="12pt" style:font-name-asian="sans-serif" style:font-size-asian="12pt" style:font-name-complex="sans-serif" style:font-size-complex="12pt"/>
    </style:style>
    <style:style style:name="T10" style:family="text">
      <style:text-properties officeooo:rsid="0041ddff"/>
    </style:style>
    <style:style style:name="T11" style:family="text">
      <style:text-properties officeooo:rsid="00077c52"/>
    </style:style>
    <style:style style:name="T12" style:family="text">
      <style:text-properties officeooo:rsid="00079272"/>
    </style:style>
    <style:style style:name="T13" style:family="text">
      <style:text-properties officeooo:rsid="003f4a33"/>
    </style:style>
    <style:style style:name="T14" style:family="text">
      <style:text-properties style:font-name="Liberation Sans" fo:font-size="13pt" fo:language="es" fo:country="MX" officeooo:rsid="007978ec" style:font-name-asian="Songti SC" style:font-size-asian="13pt" style:font-weight-asian="bold" style:font-name-complex="Arial Unicode MS1" style:font-size-complex="13pt" style:font-weight-complex="bold"/>
    </style:style>
    <style:style style:name="T15" style:family="text">
      <style:text-properties style:font-name="Liberation Sans" fo:font-size="13pt" fo:language="es" fo:country="MX" officeooo:rsid="00b88c19" style:font-name-asian="Songti SC" style:font-size-asian="13pt" style:font-weight-asian="bold" style:font-name-complex="Arial Unicode MS1" style:font-size-complex="13pt" style:font-weight-complex="bold"/>
    </style:style>
    <style:style style:name="T16" style:family="text">
      <style:text-properties officeooo:rsid="000316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Inhibit Interpretation/Conversion of Objects</text:h>
      <text:p text:style-name="P10">Función para inhibir la interpretación o la conversión de los objetos</text:p>
      <text:h text:style-name="P2" text:outline-level="2"><text:bookmark-start text:name="__RefHeading___Toc15881_4010606591"/><text:span text:style-name="T10">1. </text:span>Descr<text:span text:style-name="T11">ipción</text:span><text:bookmark-end text:name="__RefHeading___Toc15881_4010606591"/></text:h>
      <text:p text:style-name="P9">Change the class of an object to indicate that it should be treated ‘as is’. <text:span text:style-name="T16">La función I() cambiará la clase de un objeto para indicar que deberá ser tratado ‘tal cual’.</text:span></text:p>
      <text:h text:style-name="P2" text:outline-level="2"><text:bookmark-start text:name="__RefHeading___Toc15883_4010606591"/>2. Sintaxis<text:bookmark-end text:name="__RefHeading___Toc15883_4010606591"/></text:h>
      <text:p text:style-name="P6"><text:span text:style-name="Source_20_Text"><text:span text:style-name="T1">I</text:span></text:span><text:span text:style-name="Source_20_Text"><text:span text:style-name="T3">(</text:span></text:span><text:span text:style-name="Source_20_Text"><text:span text:style-name="T1">x</text:span></text:span><text:span text:style-name="Source_20_Text"><text:span text:style-name="T3">)</text:span></text:span></text:p>
      <text:h text:style-name="P2" text:outline-level="2"><text:bookmark-start text:name="__RefHeading___Toc15885_4010606591"/><text:span text:style-name="T10">3. </text:span>Argument<text:span text:style-name="T12">o</text:span>s<text:bookmark-end text:name="__RefHeading___Toc15885_4010606591"/></text:h>
      <table:table table:name="Table2" table:style-name="Table2">
        <table:table-column table:style-name="Table2.A"/>
        <table:table-column table:style-name="Table2.B"/>
        <table:table-row table:style-name="TableLine140392216893936">
          <table:table-cell table:style-name="Table2.A1" office:value-type="string">
            <text:p text:style-name="Table_20_Contents"><text:span text:style-name="Source_20_Text"><text:span text:style-name="T8">x</text:span></text:span></text:p>
          </table:table-cell>
          <table:table-cell table:style-name="Table2.A1" office:value-type="string">
            <text:p text:style-name="P7">an object</text:p>
          </table:table-cell>
        </table:table-row>
      </table:table>
      <text:h text:style-name="P2" text:outline-level="2"><text:bookmark-start text:name="__RefHeading___Toc15887_4010606591"/>4. Detalles<text:bookmark-end text:name="__RefHeading___Toc15887_4010606591"/></text:h>
      <text:p text:style-name="P14"><text:span text:style-name="T2">La función I() tiene dos usos principales:</text:span></text:p>
      <text:list xml:id="list2258265171" text:style-name="L1">
        <text:list-item>
          <text:p text:style-name="P12"><text:span text:style-name="T2">In function </text:span><text:a xlink:type="simple" xlink:href="http://127.0.0.1:64672/help/library/base/help/data.frame" text:style-name="Internet_20_link" text:visited-style-name="Visited_20_Internet_20_Link"><text:span text:style-name="Source_20_Text"><text:span text:style-name="T4">data.frame</text:span></text:span></text:a><text:span text:style-name="T2">. Protecting an object by enclosing it in </text:span><text:span text:style-name="Source_20_Text"><text:span text:style-name="T2">I()</text:span></text:span><text:span text:style-name="T2"> in a call to </text:span><text:span text:style-name="Source_20_Text"><text:span text:style-name="T2">data.frame</text:span></text:span><text:span text:style-name="T2"> inhibits the conversion of character vectors to factors and the dropping of names, and ensures that matrices are inserted as single columns. </text:span><text:span text:style-name="Source_20_Text"><text:span text:style-name="T2">I</text:span></text:span><text:span text:style-name="T2"> can also be used to protect objects which are to be added to a data frame, or converted to a data frame </text:span><text:span text:style-name="Emphasis"><text:span text:style-name="T2">via</text:span></text:span><text:span text:style-name="T2"> </text:span><text:a xlink:type="simple" xlink:href="http://127.0.0.1:64672/help/library/base/help/as.data.frame" text:style-name="Internet_20_link" text:visited-style-name="Visited_20_Internet_20_Link"><text:span text:style-name="Source_20_Text"><text:span text:style-name="T4">as.data.frame</text:span></text:span></text:a><text:span text:style-name="T2">. </text:span></text:p>
          <text:p text:style-name="P12"><text:span text:style-name="T2">It achieves this by prepending the class </text:span><text:span text:style-name="Source_20_Text"><text:span text:style-name="T2">"AsIs"</text:span></text:span><text:span text:style-name="T2"> to the object's classes. Class </text:span><text:span text:style-name="Source_20_Text"><text:span text:style-name="T2">"AsIs"</text:span></text:span><text:span text:style-name="T2"> has a few of its own methods, including for </text:span><text:span text:style-name="Source_20_Text"><text:span text:style-name="T2">[</text:span></text:span><text:span text:style-name="T2">, </text:span><text:span text:style-name="Source_20_Text"><text:span text:style-name="T2">as.data.frame</text:span></text:span><text:span text:style-name="T2">, </text:span><text:span text:style-name="Source_20_Text"><text:span text:style-name="T2">print</text:span></text:span><text:span text:style-name="T2"> and </text:span><text:span text:style-name="Source_20_Text"><text:span text:style-name="T2">format</text:span></text:span><text:span text:style-name="T2">.</text:span></text:p>
        </text:list-item>
        <text:list-item>
          <text:p text:style-name="P12"><text:span text:style-name="T2">In function </text:span><text:a xlink:type="simple" xlink:href="http://127.0.0.1:64672/help/library/base/help/formula" text:style-name="Internet_20_link" text:visited-style-name="Visited_20_Internet_20_Link"><text:span text:style-name="Source_20_Text"><text:span text:style-name="T4">formula</text:span></text:span></text:a><text:span text:style-name="T2">. There it is used to inhibit the interpretation of operators such as </text:span><text:span text:style-name="Source_20_Text"><text:span text:style-name="T2">"+"</text:span></text:span><text:span text:style-name="T2">, </text:span><text:span text:style-name="Source_20_Text"><text:span text:style-name="T2">"-"</text:span></text:span><text:span text:style-name="T2">, </text:span><text:span text:style-name="Source_20_Text"><text:span text:style-name="T2">"*"</text:span></text:span><text:span text:style-name="T2"> and </text:span><text:span text:style-name="Source_20_Text"><text:span text:style-name="T2">"^"</text:span></text:span><text:span text:style-name="T2">as formula operators, so they are used as arithmetical operators. This is interpreted as a symbol by </text:span><text:span text:style-name="Source_20_Text"><text:span text:style-name="T2">terms.formula</text:span></text:span><text:span text:style-name="T2">.</text:span></text:p>
        </text:list-item>
      </text:list>
      <text:h text:style-name="P3" text:outline-level="2"><text:bookmark-start text:name="__RefHeading___Toc15889_4010606591"/>5. Valor devuelto<text:bookmark-end text:name="__RefHeading___Toc15889_4010606591"/></text:h>
      <text:p text:style-name="P11"><text:span text:style-name="T2">A copy of the object with class </text:span><text:span text:style-name="Source_20_Text"><text:span text:style-name="T2">"AsIs"</text:span></text:span><text:span text:style-name="T2"> prepended to the class(es).</text:span></text:p>
      <text:h text:style-name="P4" text:outline-level="2"><text:bookmark-start text:name="__RefHeading___Toc15891_4010606591"/><text:span text:style-name="T10">6. </text:span>Referenc<text:span text:style-name="T13">ias</text:span><text:bookmark-end text:name="__RefHeading___Toc15891_4010606591"/></text:h>
      <text:p text:style-name="P11"><text:span text:style-name="T2">Chambers, J. M. (1992) </text:span><text:span text:style-name="Emphasis"><text:span text:style-name="T2">Linear models</text:span></text:span><text:span text:style-name="T2">. Chapter 4 of </text:span><text:span text:style-name="Emphasis"><text:span text:style-name="T2">Statistical Models in S</text:span></text:span><text:span text:style-name="T2"> eds J. M. Chambers and T. J. Hastie, Wadsworth &amp; Brooks/Cole.</text:span></text:p>
      <text:h text:style-name="P4" text:outline-level="2"><text:bookmark-start text:name="__RefHeading___Toc15893_4010606591"/><text:soft-page-break/>7. Véase también<text:bookmark-end text:name="__RefHeading___Toc15893_4010606591"/></text:h>
      <text:p text:style-name="P11"><text:a xlink:type="simple" xlink:href="http://127.0.0.1:64672/help/library/base/help/data.frame" text:style-name="Internet_20_link" text:visited-style-name="Visited_20_Internet_20_Link"><text:span text:style-name="Source_20_Text"><text:span text:style-name="T4">data.frame</text:span></text:span></text:a><text:span text:style-name="T2">, </text:span><text:a xlink:type="simple" xlink:href="http://127.0.0.1:64672/help/library/base/help/formula" text:style-name="Internet_20_link" text:visited-style-name="Visited_20_Internet_20_Link"><text:span text:style-name="Source_20_Text"><text:span text:style-name="T4">formula</text:span></text:span></text:a></text:p>
      <text:p text:style-name="P13"><text:span text:style-name="T6">8. </text:span><text:span text:style-name="T5">E</text:span><text:span text:style-name="T7">jemplos</text:span></text:p>
      <text:h text:style-name="P5" text:outline-level="3"><text:span text:style-name="T14">9</text:span><text:span text:style-name="T7">. </text:span><text:span text:style-name="T15">Sobre la t</text:span><text:span text:style-name="T7">raducción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2pt" officeooo:rsid="000170c9" officeooo:paragraph-rsid="000170c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Is {base} R Document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9T17:00:09.008112843</meta:creation-date>
    <dc:date>2022-10-10T12:55:40.679987683</dc:date>
    <meta:editing-duration>PT19H45M14S</meta:editing-duration>
    <meta:editing-cycles>2</meta:editing-cycles>
    <meta:generator>LibreOffice/7.3.2.2$MacOSX_X86_64 LibreOffice_project/49f2b1bff42cfccbd8f788c8dc32c1c309559be0</meta:generator>
    <meta:document-statistic meta:table-count="1" meta:image-count="0" meta:object-count="0" meta:page-count="2" meta:paragraph-count="23" meta:word-count="253" meta:character-count="1467" meta:non-whitespace-character-count="1239"/>
  </office:meta>
</office:document-meta>
</file>